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style:text-position="0% 100%" fo:font-size="18pt" officeooo:rsid="0007a5c5" officeooo:paragraph-rsid="0007a5c5" style:font-size-asian="18pt" style:font-size-complex="18pt"/>
    </style:style>
    <style:style style:name="P2" style:family="paragraph" style:parent-style-name="Standard">
      <style:paragraph-properties fo:text-align="center" style:justify-single-word="false"/>
      <style:text-properties style:text-position="0% 100%" fo:font-size="12pt" officeooo:rsid="0007a5c5" officeooo:paragraph-rsid="0007a5c5" style:font-size-asian="10.5pt" style:font-size-complex="12pt"/>
    </style:style>
    <style:style style:name="P3" style:family="paragraph" style:parent-style-name="Standard">
      <style:paragraph-properties fo:text-align="start" style:justify-single-word="false"/>
      <style:text-properties style:text-position="0% 100%" fo:font-size="12pt" officeooo:rsid="0008ab03" officeooo:paragraph-rsid="00104ab8" style:font-size-asian="10.5pt" style:font-size-complex="12pt"/>
    </style:style>
    <style:style style:name="P4" style:family="paragraph" style:parent-style-name="Standard">
      <style:paragraph-properties fo:text-align="start" style:justify-single-word="false"/>
      <style:text-properties style:text-position="0% 100%" fo:font-size="12pt" officeooo:rsid="000fd6af" officeooo:paragraph-rsid="00104ab8" style:font-size-asian="10.5pt" style:font-size-complex="12pt"/>
    </style:style>
    <style:style style:name="P5" style:family="paragraph" style:parent-style-name="Standard">
      <style:paragraph-properties fo:text-align="start" style:justify-single-word="false"/>
      <style:text-properties style:text-position="0% 100%" fo:font-size="12pt" officeooo:rsid="000fd6af" officeooo:paragraph-rsid="0007a5c5" style:font-size-asian="10.5pt" style:font-size-complex="12pt"/>
    </style:style>
    <style:style style:name="P6" style:family="paragraph" style:parent-style-name="Standard">
      <style:paragraph-properties fo:text-align="center" style:justify-single-word="false"/>
      <style:text-properties style:text-position="0% 100%" fo:font-size="24pt" officeooo:rsid="0007a5c5" officeooo:paragraph-rsid="0007a5c5" style:font-size-asian="24pt" style:font-size-complex="24pt"/>
    </style:style>
    <style:style style:name="P7" style:family="paragraph" style:parent-style-name="Standard">
      <style:paragraph-properties fo:text-align="start" style:justify-single-word="false"/>
      <style:text-properties style:text-position="0% 100%" fo:font-size="12pt" officeooo:rsid="000fd6af" officeooo:paragraph-rsid="0011b973" style:font-size-asian="10.5pt" style:font-size-complex="12pt"/>
    </style:style>
    <style:style style:name="P8" style:family="paragraph" style:parent-style-name="Standard">
      <style:paragraph-properties fo:text-align="start" style:justify-single-word="false"/>
      <style:text-properties style:text-position="0% 100%" fo:font-size="12pt" officeooo:rsid="000fd6af" officeooo:paragraph-rsid="0007a5c5" style:font-size-asian="10.5pt" style:font-size-complex="12pt"/>
    </style:style>
    <style:style style:name="P9" style:family="paragraph" style:parent-style-name="Standard">
      <style:paragraph-properties fo:text-align="start" style:justify-single-word="false"/>
      <style:text-properties style:text-position="0% 100%" fo:font-size="12pt" officeooo:rsid="000fd6af" officeooo:paragraph-rsid="00197ec2" style:font-size-asian="10.5pt" style:font-size-complex="12pt"/>
    </style:style>
    <style:style style:name="P10" style:family="paragraph" style:parent-style-name="Standard">
      <style:paragraph-properties fo:text-align="start" style:justify-single-word="false"/>
      <style:text-properties style:text-position="0% 100%" fo:font-size="12pt" officeooo:rsid="0017257b" officeooo:paragraph-rsid="0017257b" style:font-size-asian="10.5pt" style:font-size-complex="12pt"/>
    </style:style>
    <style:style style:name="T1" style:family="text">
      <style:text-properties officeooo:rsid="000ba34f"/>
    </style:style>
    <style:style style:name="T2" style:family="text">
      <style:text-properties officeooo:rsid="000fd6af"/>
    </style:style>
    <style:style style:name="T3" style:family="text">
      <style:text-properties officeooo:rsid="00104ab8"/>
    </style:style>
    <style:style style:name="T4" style:family="text">
      <style:text-properties style:font-name="Liberation Serif"/>
    </style:style>
    <style:style style:name="T5" style:family="text">
      <style:text-properties style:font-name="Liberation Serif" officeooo:rsid="00132278"/>
    </style:style>
    <style:style style:name="T6" style:family="text">
      <style:text-properties style:font-name="Liberation Serif" officeooo:rsid="0013e60d"/>
    </style:style>
    <style:style style:name="T7" style:family="text">
      <style:text-properties style:font-name="Liberation Serif" officeooo:rsid="00157987"/>
    </style:style>
    <style:style style:name="T8" style:family="text">
      <style:text-properties style:font-name="Liberation Serif" officeooo:rsid="0018e0e0"/>
    </style:style>
    <style:style style:name="T9" style:family="text">
      <style:text-properties style:font-name="Liberation Serif" officeooo:rsid="0019657e"/>
    </style:style>
    <style:style style:name="T10" style:family="text">
      <style:text-properties officeooo:rsid="0017257b"/>
    </style:style>
    <style:style style:name="T11" style:family="text">
      <style:text-properties style:font-name="sans-serif"/>
    </style:style>
    <style:style style:name="T12" style:family="text">
      <style:text-properties style:font-name="sans-serif" officeooo:rsid="00197ec2"/>
    </style:style>
    <style:style style:name="T13" style:family="text">
      <style:text-properties officeooo:rsid="00197e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SC363</text:p>
      <text:p text:style-name="P1">Ray Tracing Assignment 2</text:p>
      <text:p text:style-name="P2">Timothy Lindbom (tli89) 46808065</text:p>
      <text:p text:style-name="P1"/>
      <text:p text:style-name="P3">The ray tracing program I have developed displays a modified version of the Cornell Box. <text:span text:style-name="T1">The box consists of 5 sides. A ceiling and floor, a left and right wall, and a back wall. </text:span><text:span text:style-name="T2">Each wall is a differanyt colour, and the floor plane has a black and white checkered pattern.</text:span><text:span text:style-name="T10"> </text:span><text:span text:style-name="T2"><text:s/></text:span><text:span text:style-name="T3">A butterfly bmp texture </text:span><text:span text:style-name="T2">on top of the checkered pattern. mirror-like surface on the back, left, and right wall. Becuase of the arrangement of the mirrors there are many reflections of reflection. Within the box there’s 3 spheres, each with differnt texture and a reflactive. <text:s/>The fist ball in the scene has no special feature and has been been coloured yellow. The second ball has been coloured blue and turned transparent. The final ball has been texture mapped to have a wooden look.</text:span></text:p>
      <text:p text:style-name="P4"/>
      <text:p text:style-name="P7">A slight fog effect has been add to the scene has shown in Figure 1. the fog was calculated wiht the equations <text:span text:style-name="T4">x = (𝑟𝑎𝑦.ℎ𝑖𝑡.𝑧 − 𝑧1) / (𝑧2−𝑧1) and</text:span><text:bookmark text:name="page124R_mcid10"/><text:span text:style-name="T4"> color = </text:span><text:span text:style-name="T6">(1</text:span><text:span text:style-name="T4"> – x) color + x white as </text:span><text:span text:style-name="T5">outlined in the lecture notes. Where z1 is the </text:span><text:span text:style-name="T6">maximum z value of the scene and z2 is the minimum z value in the scene. For the fog in my sclaed the maximum z value by 20 and the minimum z of -20. I did this because without the scale I found that the default values to give the scene a too </text:span><text:span text:style-name="T7">thick</text:span><text:span text:style-name="T6"> fog visual.</text:span></text:p>
      <text:p text:style-name="P10"><text:span text:style-name="T6"/></text:p>
      <text:p text:style-name="P10"><text:span text:style-name="T6">T</text:span><text:span text:style-name="T4">he scene </text:span><text:span text:style-name="T8">is initialised with a 500x500 pixels </text:span><text:span text:style-name="T4">takes approximatly 5 seconds to completly render in the Jack Erskine computer labs. </text:span><text:span text:style-name="T9">The code was written usinf the Qt Creator IdE which required a CmakeList.txt file which included the a list of the executables, packages and libraries used in the program.</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9"><text:bookmark text:name="page27R_mcid207"/><text:span text:style-name="T11">I declare that this assignment submisison represents my own work (except for</text:span><text:line-break/><text:span text:style-name="T11">allowed material provided in the course),</text:span> <text:span text:style-name="T11">and that ideas or extracts from other</text:span><text:line-break/><text:span text:style-name="T11">sources are properly acknowledged in the report. I have not allowed anyone to copy</text:span><text:line-break/><text:span text:style-name="T11">my</text:span> <text:span text:style-name="T11">work with the intention of passing it off as</text:span> <text:span text:style-name="T11">their</text:span> <text:span text:style-name="T11">own work.</text:span><text:bookmark text:name="page27R_mcid208"/><text:line-break/><text:bookmark text:name="page27R_mcid209"/>T<text:span text:style-name="T11">imot</text:span><text:span text:style-name="T12">hy Lindbom</text:span></text:p>
      <text:p text:style-name="P9"><text:bookmark text:name="page27R_mcid210"/><text:span text:style-name="T12">46808065</text:span><text:line-break/><text:span text:style-name="T13">0</text:span><text:span text:style-name="T12">1/06/23</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1T09:45:17.535656404</meta:creation-date>
    <dc:date>2023-06-01T14:17:51.236881914</dc:date>
    <meta:editing-duration>PT1H16M15S</meta:editing-duration>
    <meta:editing-cycles>9</meta:editing-cycles>
    <meta:generator>LibreOffice/7.3.7.2$Linux_X86_64 LibreOffice_project/30$Build-2</meta:generator>
    <meta:document-statistic meta:table-count="0" meta:image-count="0" meta:object-count="0" meta:page-count="2" meta:paragraph-count="8" meta:word-count="353" meta:character-count="1949" meta:non-whitespace-character-count="1601"/>
  </office:meta>
</office:document-meta>
</file>